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ffff99"/>
    </style:style>
    <style:style style:name="ce13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9"/>
          <table:table-cell table:style-name="ce11" office:value-type="string">
            <text:p>E1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E3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11" office:value-type="string">
            <text:p>CP2</text:p>
          </table:table-cell>
          <table:table-cell table:style-name="ce11" office:value-type="string">
            <text:p>IM</text:p>
          </table:table-cell>
          <table:table-cell table:style-name="ce11" office:value-type="string">
            <text:p>Q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FP</text:p>
          </table:table-cell>
          <table:table-cell table:style-name="ce13" office:value-type="string">
            <text:p>FP Final</text:p>
          </table:table-cell>
          <table:table-cell table:style-name="ce9"/>
          <table:table-cell table:style-name="ce14" office:value-type="string">
            <text:p>Final Grade</text:p>
          </table:table-cell>
          <table:table-cell office:value-type="string">
            <text:p>Final Grade</text:p>
          </table:table-cell>
          <table:table-cell table:style-name="ce17" office:value-type="string">
            <text:p>Final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3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2]; [.$AD$2:.$AE$14]; 2; 0); VLOOKUP([.C2]; [.$AD$2:.$AE$14]; 2; 0); VLOOKUP([.D2]; [.$AD$2:.$AE$14]; 2; 0); VLOOKUP([.E2]; [.$AD$2:.$AE$14]; 2; 0); VLOOKUP([.F2]; [.$AD$2:.$AE$14]; 2; 0); VLOOKUP([.G2];[.$AD$2:.$AE$14]; 2; 0); VLOOKUP([.H2]; [.$AD$2:.$AE$14]; 2; 0); VLOOKUP([.I2]; [.$AD$2:.$AE$14]; 2; 0)))/800*0.3" office:value-type="float" office:value="0.284625">
            <text:p>0.28463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7">
            <text:p>87</text:p>
          </table:table-cell>
          <table:table-cell table:style-name="ce7" table:formula="of:=[.L2]/50*0.15 + [.M2]/50*0.15 + [.N2]/100*0.2" office:value-type="float" office:value="0.441">
            <text:p>0.44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2]; [.$AD$2:.$AE$14]; 2; 0); VLOOKUP([.R2]; [.$AD$2:.$AE$14]; 2; 0); [.S2]; [.T2])/(100+100+60+7)*0.05" office:value-type="float" office:value="0.0460674157303371">
            <text:p>0.04607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2]; [.$AD$2:.$AE$14]; 2; 0)/100*0.15" office:value-type="float" office:value="0.144">
            <text:p>0.14400</text:p>
          </table:table-cell>
          <table:table-cell/>
          <table:table-cell table:style-name="ce14" table:formula="of:=[.J2] + [.O2] + [.U2] + [.X2]" office:value-type="float" office:value="0.915692415730337">
            <text:p>0.91569</text:p>
          </table:table-cell>
          <table:table-cell table:style-name="ce15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A-">
            <text:p>A-</text:p>
          </table:table-cell>
          <table:table-cell table:style-name="ce17" table:formula="of:=VLOOKUP([.AA2]; [.$AG$2:.$AH$14]; 2; 0)" office:value-type="float" office:value="3.7">
            <text:p>3.7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Nathaniel Blake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3]; [.$AD$2:.$AE$14]; 2; 0); VLOOKUP([.C3]; [.$AD$2:.$AE$14]; 2; 0); VLOOKUP([.D3]; [.$AD$2:.$AE$14]; 2; 0); VLOOKUP([.E3]; [.$AD$2:.$AE$14]; 2; 0); VLOOKUP([.F3]; [.$AD$2:.$AE$14]; 2; 0); VLOOKUP([.G3];[.$AD$2:.$AE$14]; 2; 0); VLOOKUP([.H3]; [.$AD$2:.$AE$14]; 2; 0); VLOOKUP([.I3]; [.$AD$2:.$AE$14]; 2; 0)))/800*0.3" office:value-type="float" office:value="0.28425">
            <text:p>0.28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7" table:formula="of:=[.L3]/50*0.15 + [.M3]/50*0.15 + [.N3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3]; [.$AD$2:.$AE$14]; 2; 0); VLOOKUP([.R3]; [.$AD$2:.$AE$14]; 2; 0); [.S3]; [.T3])/(100+100+60+7)*0.05" office:value-type="float" office:value="0.0436329588014981">
            <text:p>0.04363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3]; [.$AD$2:.$AE$14]; 2; 0)/100*0.15" office:value-type="float" office:value="0.144">
            <text:p>0.14400</text:p>
          </table:table-cell>
          <table:table-cell/>
          <table:table-cell table:style-name="ce14" table:formula="of:=[.J3] + [.O3] + [.U3] + [.X3]" office:value-type="float" office:value="0.956882958801498">
            <text:p>0.95688</text:p>
          </table:table-cell>
          <table:table-cell table:style-name="ce15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A">
            <text:p>A</text:p>
          </table:table-cell>
          <table:table-cell table:style-name="ce17" table:formula="of:=VLOOKUP([.AA3]; [.$AG$2:.$AH$14]; 2; 0)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istan Challener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4]; [.$AD$2:.$AE$14]; 2; 0); VLOOKUP([.C4]; [.$AD$2:.$AE$14]; 2; 0); VLOOKUP([.D4]; [.$AD$2:.$AE$14]; 2; 0); VLOOKUP([.E4]; [.$AD$2:.$AE$14]; 2; 0); VLOOKUP([.F4]; [.$AD$2:.$AE$14]; 2; 0); VLOOKUP([.G4];[.$AD$2:.$AE$14]; 2; 0); VLOOKUP([.H4]; [.$AD$2:.$AE$14]; 2; 0); VLOOKUP([.I4]; [.$AD$2:.$AE$14]; 2; 0)))/800*0.3" office:value-type="float" office:value="0.280875">
            <text:p>0.28088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7" table:formula="of:=[.L4]/50*0.15 + [.M4]/50*0.15 + [.N4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4]; [.$AD$2:.$AE$14]; 2; 0); VLOOKUP([.R4]; [.$AD$2:.$AE$14]; 2; 0); [.S4]; [.T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4]; [.$AD$2:.$AE$14]; 2; 0)/100*0.15" office:value-type="float" office:value="0.129">
            <text:p>0.12900</text:p>
          </table:table-cell>
          <table:table-cell/>
          <table:table-cell table:style-name="ce14" table:formula="of:=[.J4] + [.O4] + [.U4] + [.X4]" office:value-type="float" office:value="0.926017322097378">
            <text:p>0.92602</text:p>
          </table:table-cell>
          <table:table-cell table:style-name="ce15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A-">
            <text:p>A-</text:p>
          </table:table-cell>
          <table:table-cell table:style-name="ce17" table:formula="of:=VLOOKUP([.AA4]; [.$AG$2:.$AH$14]; 2; 0)" office:value-type="float" office:value="3.7">
            <text:p>3.7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5]; [.$AD$2:.$AE$14]; 2; 0); VLOOKUP([.C5]; [.$AD$2:.$AE$14]; 2; 0); VLOOKUP([.D5]; [.$AD$2:.$AE$14]; 2; 0); VLOOKUP([.E5]; [.$AD$2:.$AE$14]; 2; 0); VLOOKUP([.F5]; [.$AD$2:.$AE$14]; 2; 0); VLOOKUP([.G5];[.$AD$2:.$AE$14]; 2; 0); VLOOKUP([.H5]; [.$AD$2:.$AE$14]; 2; 0); VLOOKUP([.I5]; [.$AD$2:.$AE$14]; 2; 0)))/800*0.3" office:value-type="float" office:value="0.27075">
            <text:p>0.2707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4">
            <text:p>94</text:p>
          </table:table-cell>
          <table:table-cell table:style-name="ce7" table:formula="of:=[.L5]/50*0.15 + [.M5]/50*0.15 + [.N5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5]; [.$AD$2:.$AE$14]; 2; 0); VLOOKUP([.R5]; [.$AD$2:.$AE$14]; 2; 0); [.S5]; [.T5])/(100+100+60+7)*0.05" office:value-type="float" office:value="0.0413857677902622">
            <text:p>0.04139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5]; [.$AD$2:.$AE$14]; 2; 0)/100*0.15" office:value-type="float" office:value="0.129">
            <text:p>0.12900</text:p>
          </table:table-cell>
          <table:table-cell/>
          <table:table-cell table:style-name="ce14" table:formula="of:=[.J5] + [.O5] + [.U5] + [.X5]" office:value-type="float" office:value="0.869135767790262">
            <text:p>0.86914</text:p>
          </table:table-cell>
          <table:table-cell table:style-name="ce15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B">
            <text:p>B</text:p>
          </table:table-cell>
          <table:table-cell table:style-name="ce17" table:formula="of:=VLOOKUP([.AA5]; [.$AG$2:.$AH$14]; 2; 0)" office:value-type="float" office:value="3">
            <text:p>3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ighr Doughty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6]; [.$AD$2:.$AE$14]; 2; 0); VLOOKUP([.C6]; [.$AD$2:.$AE$14]; 2; 0); VLOOKUP([.D6]; [.$AD$2:.$AE$14]; 2; 0); VLOOKUP([.E6]; [.$AD$2:.$AE$14]; 2; 0); VLOOKUP([.F6]; [.$AD$2:.$AE$14]; 2; 0); VLOOKUP([.G6];[.$AD$2:.$AE$14]; 2; 0); VLOOKUP([.H6]; [.$AD$2:.$AE$14]; 2; 0); VLOOKUP([.I6]; [.$AD$2:.$AE$14]; 2; 0)))/800*0.3" office:value-type="float" office:value="0.2805">
            <text:p>0.28050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7" table:formula="of:=[.L6]/50*0.15 + [.M6]/50*0.15 + [.N6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6]; [.$AD$2:.$AE$14]; 2; 0); VLOOKUP([.R6]; [.$AD$2:.$AE$14]; 2; 0); [.S6]; [.T6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6]; [.$AD$2:.$AE$14]; 2; 0)/100*0.15" office:value-type="float" office:value="0.129">
            <text:p>0.12900</text:p>
          </table:table-cell>
          <table:table-cell/>
          <table:table-cell table:style-name="ce14" table:formula="of:=[.J6] + [.O6] + [.U6] + [.X6]" office:value-type="float" office:value="0.856833333333333">
            <text:p>0.85683</text:p>
          </table:table-cell>
          <table:table-cell table:style-name="ce15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B">
            <text:p>B</text:p>
          </table:table-cell>
          <table:table-cell table:style-name="ce17" table:formula="of:=VLOOKUP([.AA6]; [.$AG$2:.$AH$14]; 2; 0)"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7]; [.$AD$2:.$AE$14]; 2; 0); VLOOKUP([.C7]; [.$AD$2:.$AE$14]; 2; 0); VLOOKUP([.D7]; [.$AD$2:.$AE$14]; 2; 0); VLOOKUP([.E7]; [.$AD$2:.$AE$14]; 2; 0); VLOOKUP([.F7]; [.$AD$2:.$AE$14]; 2; 0); VLOOKUP([.G7];[.$AD$2:.$AE$14]; 2; 0); VLOOKUP([.H7]; [.$AD$2:.$AE$14]; 2; 0); VLOOKUP([.I7]; [.$AD$2:.$AE$14]; 2; 0)))/800*0.3" office:value-type="float" office:value="0.264375">
            <text:p>0.26438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7" table:formula="of:=[.L7]/50*0.15 + [.M7]/50*0.15 + [.N7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7]; [.$AD$2:.$AE$14]; 2; 0); VLOOKUP([.R7]; [.$AD$2:.$AE$14]; 2; 0); [.S7]; [.T7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7]; [.$AD$2:.$AE$14]; 2; 0)/100*0.15" office:value-type="float" office:value="0.1335">
            <text:p>0.13350</text:p>
          </table:table-cell>
          <table:table-cell/>
          <table:table-cell table:style-name="ce14" table:formula="of:=[.J7] + [.O7] + [.U7] + [.X7]" office:value-type="float" office:value="0.833208333333333">
            <text:p>0.83321</text:p>
          </table:table-cell>
          <table:table-cell table:style-name="ce15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B-">
            <text:p>B-</text:p>
          </table:table-cell>
          <table:table-cell table:style-name="ce17" table:formula="of:=VLOOKUP([.AA7]; [.$AG$2:.$AH$14]; 2; 0)" office:value-type="float" office:value="2.7">
            <text:p>2.7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8]; [.$AD$2:.$AE$14]; 2; 0); VLOOKUP([.C8]; [.$AD$2:.$AE$14]; 2; 0); VLOOKUP([.D8]; [.$AD$2:.$AE$14]; 2; 0); VLOOKUP([.E8]; [.$AD$2:.$AE$14]; 2; 0); VLOOKUP([.F8]; [.$AD$2:.$AE$14]; 2; 0); VLOOKUP([.G8];[.$AD$2:.$AE$14]; 2; 0); VLOOKUP([.H8]; [.$AD$2:.$AE$14]; 2; 0); VLOOKUP([.I8]; [.$AD$2:.$AE$14]; 2; 0)))/800*0.3" office:value-type="float" office:value="0.273375">
            <text:p>0.27338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7" table:formula="of:=[.L8]/50*0.15 + [.M8]/50*0.15 + [.N8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8]; [.$AD$2:.$AE$14]; 2; 0); VLOOKUP([.R8]; [.$AD$2:.$AE$14]; 2; 0); [.S8]; [.T8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8]; [.$AD$2:.$AE$14]; 2; 0)/100*0.15" office:value-type="float" office:value="0.1335">
            <text:p>0.13350</text:p>
          </table:table-cell>
          <table:table-cell/>
          <table:table-cell table:style-name="ce14" table:formula="of:=[.J8] + [.O8] + [.U8] + [.X8]" office:value-type="float" office:value="0.877830056179775">
            <text:p>0.87783</text:p>
          </table:table-cell>
          <table:table-cell table:style-name="ce15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B+">
            <text:p>B+</text:p>
          </table:table-cell>
          <table:table-cell table:style-name="ce17" table:formula="of:=VLOOKUP([.AA8]; [.$AG$2:.$AH$14]; 2; 0)" office:value-type="float" office:value="3.3">
            <text:p>3.3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office:value-type="string">
            <text:p>Erich Harkema</text:p>
          </table:table-cell>
          <table:table-cell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style-name="ce7" table:formula="of:=(SUM(VLOOKUP([.B9]; [.$AD$2:.$AE$14]; 2; 0); VLOOKUP([.C9]; [.$AD$2:.$AE$14]; 2; 0); VLOOKUP([.D9]; [.$AD$2:.$AE$14]; 2; 0); VLOOKUP([.E9]; [.$AD$2:.$AE$14]; 2; 0); VLOOKUP([.F9]; [.$AD$2:.$AE$14]; 2; 0); VLOOKUP([.G9];[.$AD$2:.$AE$14]; 2; 0); VLOOKUP([.H9]; [.$AD$2:.$AE$14]; 2; 0); VLOOKUP([.I9]; [.$AD$2:.$AE$14]; 2; 0)))/800*0.3" office:value-type="float" office:value="0.214875">
            <text:p>0.2148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7" table:formula="of:=[.L9]/50*0.15 + [.M9]/50*0.15 + [.N9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9]; [.$AD$2:.$AE$14]; 2; 0); VLOOKUP([.R9]; [.$AD$2:.$AE$14]; 2; 0); [.S9]; [.T9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7" table:formula="of:=VLOOKUP([.W9]; [.$AD$2:.$AE$14]; 2; 0)/100*0.15" office:value-type="float" office:value="0">
            <text:p>0.00000</text:p>
          </table:table-cell>
          <table:table-cell/>
          <table:table-cell table:style-name="ce14" table:formula="of:=[.J9] + [.O9] + [.U9] + [.X9]" office:value-type="float" office:value="0.541268258426966">
            <text:p>0.54127</text:p>
          </table:table-cell>
          <table:table-cell table:style-name="ce15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F">
            <text:p>F</text:p>
          </table:table-cell>
          <table:table-cell table:style-name="ce17" table:formula="of:=VLOOKUP([.AA9]; [.$AG$2:.$AH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ckenzie Jordan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10]; [.$AD$2:.$AE$14]; 2; 0); VLOOKUP([.C10]; [.$AD$2:.$AE$14]; 2; 0); VLOOKUP([.D10]; [.$AD$2:.$AE$14]; 2; 0); VLOOKUP([.E10]; [.$AD$2:.$AE$14]; 2; 0); VLOOKUP([.F10]; [.$AD$2:.$AE$14]; 2; 0); VLOOKUP([.G10];[.$AD$2:.$AE$14]; 2; 0); VLOOKUP([.H10]; [.$AD$2:.$AE$14]; 2; 0); VLOOKUP([.I10]; [.$AD$2:.$AE$14]; 2; 0)))/800*0.3" office:value-type="float" office:value="0.27825">
            <text:p>0.27825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7" table:formula="of:=[.L10]/50*0.15 + [.M10]/50*0.15 + [.N10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0]; [.$AD$2:.$AE$14]; 2; 0); VLOOKUP([.R10]; [.$AD$2:.$AE$14]; 2; 0); [.S10]; [.T10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10]; [.$AD$2:.$AE$14]; 2; 0)/100*0.15" office:value-type="float" office:value="0.1335">
            <text:p>0.13350</text:p>
          </table:table-cell>
          <table:table-cell/>
          <table:table-cell table:style-name="ce14" table:formula="of:=[.J10] + [.O10] + [.U10] + [.X10]" office:value-type="float" office:value="0.865959737827715">
            <text:p>0.86596</text:p>
          </table:table-cell>
          <table:table-cell table:style-name="ce15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B">
            <text:p>B</text:p>
          </table:table-cell>
          <table:table-cell table:style-name="ce17" table:formula="of:=VLOOKUP([.AA10]; [.$AG$2:.$AH$14]; 2; 0)" office:value-type="float" office:value="3">
            <text:p>3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1]; [.$AD$2:.$AE$14]; 2; 0); VLOOKUP([.C11]; [.$AD$2:.$AE$14]; 2; 0); VLOOKUP([.D11]; [.$AD$2:.$AE$14]; 2; 0); VLOOKUP([.E11]; [.$AD$2:.$AE$14]; 2; 0); VLOOKUP([.F11]; [.$AD$2:.$AE$14]; 2; 0); VLOOKUP([.G11];[.$AD$2:.$AE$14]; 2; 0); VLOOKUP([.H11]; [.$AD$2:.$AE$14]; 2; 0); VLOOKUP([.I11]; [.$AD$2:.$AE$14]; 2; 0)))/800*0.3" office:value-type="float" office:value="0.27825">
            <text:p>0.27825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7" table:formula="of:=[.L11]/50*0.15 + [.M11]/50*0.15 + [.N11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1]; [.$AD$2:.$AE$14]; 2; 0); VLOOKUP([.R11]; [.$AD$2:.$AE$14]; 2; 0); [.S11]; [.T11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1]; [.$AD$2:.$AE$14]; 2; 0)/100*0.15" office:value-type="float" office:value="0.144">
            <text:p>0.14400</text:p>
          </table:table-cell>
          <table:table-cell/>
          <table:table-cell table:style-name="ce14" table:formula="of:=[.J11] + [.O11] + [.U11] + [.X11]" office:value-type="float" office:value="0.913643258426966">
            <text:p>0.91364</text:p>
          </table:table-cell>
          <table:table-cell table:style-name="ce15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A-">
            <text:p>A-</text:p>
          </table:table-cell>
          <table:table-cell table:style-name="ce17" table:formula="of:=VLOOKUP([.AA11]; [.$AG$2:.$AH$14]; 2; 0)" office:value-type="float" office:value="3.7">
            <text:p>3.7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ra King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12]; [.$AD$2:.$AE$14]; 2; 0); VLOOKUP([.C12]; [.$AD$2:.$AE$14]; 2; 0); VLOOKUP([.D12]; [.$AD$2:.$AE$14]; 2; 0); VLOOKUP([.E12]; [.$AD$2:.$AE$14]; 2; 0); VLOOKUP([.F12]; [.$AD$2:.$AE$14]; 2; 0); VLOOKUP([.G12];[.$AD$2:.$AE$14]; 2; 0); VLOOKUP([.H12]; [.$AD$2:.$AE$14]; 2; 0); VLOOKUP([.I12]; [.$AD$2:.$AE$14]; 2; 0)))/800*0.3" office:value-type="float" office:value="0.28425">
            <text:p>0.28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7" table:formula="of:=[.L12]/50*0.15 + [.M12]/50*0.15 + [.N12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2]; [.$AD$2:.$AE$14]; 2; 0); VLOOKUP([.R12]; [.$AD$2:.$AE$14]; 2; 0); [.S12]; [.T12])/(100+100+60+7)*0.05" office:value-type="float" office:value="0.047940074906367">
            <text:p>0.04794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2]; [.$AD$2:.$AE$14]; 2; 0)/100*0.15" office:value-type="float" office:value="0.144">
            <text:p>0.14400</text:p>
          </table:table-cell>
          <table:table-cell/>
          <table:table-cell table:style-name="ce14" table:formula="of:=[.J12] + [.O12] + [.U12] + [.X12]" office:value-type="float" office:value="0.949190074906367">
            <text:p>0.94919</text:p>
          </table:table-cell>
          <table:table-cell table:style-name="ce15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A">
            <text:p>A</text:p>
          </table:table-cell>
          <table:table-cell table:style-name="ce17" table:formula="of:=VLOOKUP([.AA12]; [.$AG$2:.$AH$14]; 2; 0)"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ton Kotelyanskii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3]; [.$AD$2:.$AE$14]; 2; 0); VLOOKUP([.C13]; [.$AD$2:.$AE$14]; 2; 0); VLOOKUP([.D13]; [.$AD$2:.$AE$14]; 2; 0); VLOOKUP([.E13]; [.$AD$2:.$AE$14]; 2; 0); VLOOKUP([.F13]; [.$AD$2:.$AE$14]; 2; 0); VLOOKUP([.G13];[.$AD$2:.$AE$14]; 2; 0); VLOOKUP([.H13]; [.$AD$2:.$AE$14]; 2; 0); VLOOKUP([.I13]; [.$AD$2:.$AE$14]; 2; 0)))/800*0.3" office:value-type="float" office:value="0.275625">
            <text:p>0.27563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7" table:formula="of:=[.L13]/50*0.15 + [.M13]/50*0.15 + [.N13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3]; [.$AD$2:.$AE$14]; 2; 0); VLOOKUP([.R13]; [.$AD$2:.$AE$14]; 2; 0); [.S13]; [.T13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13]; [.$AD$2:.$AE$14]; 2; 0)/100*0.15" office:value-type="float" office:value="0.1335">
            <text:p>0.13350</text:p>
          </table:table-cell>
          <table:table-cell/>
          <table:table-cell table:style-name="ce14" table:formula="of:=[.J13] + [.O13] + [.U13] + [.X13]" office:value-type="float" office:value="0.849267322097378">
            <text:p>0.84927</text:p>
          </table:table-cell>
          <table:table-cell table:style-name="ce15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B">
            <text:p>B</text:p>
          </table:table-cell>
          <table:table-cell table:style-name="ce17" table:formula="of:=VLOOKUP([.AA13]; [.$AG$2:.$AH$14]; 2; 0)" office:value-type="float" office:value="3">
            <text:p>3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dgrebe</text:p>
          </table:table-cell>
          <table:table-cell table:number-columns-repeated="2"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4]; [.$AD$2:.$AE$14]; 2; 0); VLOOKUP([.C14]; [.$AD$2:.$AE$14]; 2; 0); VLOOKUP([.D14]; [.$AD$2:.$AE$14]; 2; 0); VLOOKUP([.E14]; [.$AD$2:.$AE$14]; 2; 0); VLOOKUP([.F14]; [.$AD$2:.$AE$14]; 2; 0); VLOOKUP([.G14];[.$AD$2:.$AE$14]; 2; 0); VLOOKUP([.H14]; [.$AD$2:.$AE$14]; 2; 0); VLOOKUP([.I14]; [.$AD$2:.$AE$14]; 2; 0)))/800*0.3" office:value-type="float" office:value="0.258375">
            <text:p>0.25838</text:p>
          </table:table-cell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7" table:formula="of:=[.L14]/50*0.15 + [.M14]/50*0.15 + [.N14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14]; [.$AD$2:.$AE$14]; 2; 0); VLOOKUP([.R14]; [.$AD$2:.$AE$14]; 2; 0); [.S14]; [.T14])/(100+100+60+7)*0.05" office:value-type="float" office:value="0.0455056179775281">
            <text:p>0.04551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14]; [.$AD$2:.$AE$14]; 2; 0)/100*0.15" office:value-type="float" office:value="0.129">
            <text:p>0.12900</text:p>
          </table:table-cell>
          <table:table-cell/>
          <table:table-cell table:style-name="ce14" table:formula="of:=[.J14] + [.O14] + [.U14] + [.X14]" office:value-type="float" office:value="0.785880617977528">
            <text:p>0.78588</text:p>
          </table:table-cell>
          <table:table-cell table:style-name="ce15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C+">
            <text:p>C+</text:p>
          </table:table-cell>
          <table:table-cell table:style-name="ce17" table:formula="of:=VLOOKUP([.AA14]; [.$AG$2:.$AH$14]; 2; 0)" office:value-type="float" office:value="2.3">
            <text:p>2.3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15]; [.$AD$2:.$AE$14]; 2; 0); VLOOKUP([.C15]; [.$AD$2:.$AE$14]; 2; 0); VLOOKUP([.D15]; [.$AD$2:.$AE$14]; 2; 0); VLOOKUP([.E15]; [.$AD$2:.$AE$14]; 2; 0); VLOOKUP([.F15]; [.$AD$2:.$AE$14]; 2; 0); VLOOKUP([.G15];[.$AD$2:.$AE$14]; 2; 0); VLOOKUP([.H15]; [.$AD$2:.$AE$14]; 2; 0); VLOOKUP([.I15]; [.$AD$2:.$AE$14]; 2; 0)))/800*0.3" office:value-type="float" office:value="0.26925">
            <text:p>0.26925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7" table:formula="of:=[.L15]/50*0.15 + [.M15]/50*0.15 + [.N15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15]; [.$AD$2:.$AE$14]; 2; 0); VLOOKUP([.R15]; [.$AD$2:.$AE$14]; 2; 0); [.S15]; [.T15])/(100+100+60+7)*0.05" office:value-type="float" office:value="0.0325842696629213">
            <text:p>0.03258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5]; [.$AD$2:.$AE$14]; 2; 0)/100*0.15" office:value-type="float" office:value="0.144">
            <text:p>0.14400</text:p>
          </table:table-cell>
          <table:table-cell/>
          <table:table-cell table:style-name="ce14" table:formula="of:=[.J15] + [.O15] + [.U15] + [.X15]" office:value-type="float" office:value="0.837834269662922">
            <text:p>0.83783</text:p>
          </table:table-cell>
          <table:table-cell table:style-name="ce15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B-">
            <text:p>B-</text:p>
          </table:table-cell>
          <table:table-cell table:style-name="ce17" table:formula="of:=VLOOKUP([.AA15]; [.$AG$2:.$AH$14]; 2; 0)" office:value-type="float" office:value="2.7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Ryan Mong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style-name="ce7" table:formula="of:=(SUM(VLOOKUP([.B16]; [.$AD$2:.$AE$14]; 2; 0); VLOOKUP([.C16]; [.$AD$2:.$AE$14]; 2; 0); VLOOKUP([.D16]; [.$AD$2:.$AE$14]; 2; 0); VLOOKUP([.E16]; [.$AD$2:.$AE$14]; 2; 0); VLOOKUP([.F16]; [.$AD$2:.$AE$14]; 2; 0); VLOOKUP([.G16];[.$AD$2:.$AE$14]; 2; 0); VLOOKUP([.H16]; [.$AD$2:.$AE$14]; 2; 0); VLOOKUP([.I16]; [.$AD$2:.$AE$14]; 2; 0)))/800*0.3" office:value-type="float" office:value="0.264375">
            <text:p>0.2643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7" table:formula="of:=[.L16]/50*0.15 + [.M16]/50*0.15 + [.N16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6]; [.$AD$2:.$AE$14]; 2; 0); VLOOKUP([.R16]; [.$AD$2:.$AE$14]; 2; 0); [.S16]; [.T16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W16]; [.$AD$2:.$AE$14]; 2; 0)/100*0.15" office:value-type="float" office:value="0.129">
            <text:p>0.12900</text:p>
          </table:table-cell>
          <table:table-cell/>
          <table:table-cell table:style-name="ce14" table:formula="of:=[.J16] + [.O16] + [.U16] + [.X16]" office:value-type="float" office:value="0.790712078651685">
            <text:p>0.79071</text:p>
          </table:table-cell>
          <table:table-cell table:style-name="ce15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C+">
            <text:p>C+</text:p>
          </table:table-cell>
          <table:table-cell table:style-name="ce17" table:formula="of:=VLOOKUP([.AA16]; [.$AG$2:.$AH$14]; 2; 0)" office:value-type="float" office:value="2.3">
            <text:p>2.3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7" table:formula="of:=(SUM(VLOOKUP([.B17]; [.$AD$2:.$AE$14]; 2; 0); VLOOKUP([.C17]; [.$AD$2:.$AE$14]; 2; 0); VLOOKUP([.D17]; [.$AD$2:.$AE$14]; 2; 0); VLOOKUP([.E17]; [.$AD$2:.$AE$14]; 2; 0); VLOOKUP([.F17]; [.$AD$2:.$AE$14]; 2; 0); VLOOKUP([.G17];[.$AD$2:.$AE$14]; 2; 0); VLOOKUP([.H17]; [.$AD$2:.$AE$14]; 2; 0); VLOOKUP([.I17]; [.$AD$2:.$AE$14]; 2; 0)))/800*0.3" office:value-type="float" office:value="0.282">
            <text:p>0.28200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7" table:formula="of:=[.L17]/50*0.15 + [.M17]/50*0.15 + [.N17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7]; [.$AD$2:.$AE$14]; 2; 0); VLOOKUP([.R17]; [.$AD$2:.$AE$14]; 2; 0); [.S17]; [.T17])/(100+100+60+7)*0.05" office:value-type="float" office:value="0.0473782771535581">
            <text:p>0.04738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7]; [.$AD$2:.$AE$14]; 2; 0)/100*0.15" office:value-type="float" office:value="0.144">
            <text:p>0.14400</text:p>
          </table:table-cell>
          <table:table-cell/>
          <table:table-cell table:style-name="ce14" table:formula="of:=[.J17] + [.O17] + [.U17] + [.X17]" office:value-type="float" office:value="0.954378277153558">
            <text:p>0.95438</text:p>
          </table:table-cell>
          <table:table-cell table:style-name="ce15" table:formula="of:=IF([.Z17]&gt;=0.9875;&quot;A+&quot;;  IF([.Z17]&gt;=0.94; &quot;A&quot;; IF([.Z17]&gt;=0.9; &quot;A-&quot;; IF([.Z17]&gt;=0.87; &quot;B+&quot;; IF([.Z17]&gt;=0.84;&quot;B&quot;; IF([.Z17]&gt;=0.8; &quot;B-&quot;; IF([.Z17]&gt;=0.77; &quot;C+&quot;; IF([.Z17]&gt;=0.74;&quot;C&quot;; IF([.Z17]&gt;=0.7; &quot;C-&quot;; IF([.Z17]&gt;=0.67; &quot;D+&quot;; IF([.Z17]&gt;=0.64;&quot;D&quot;; IF([.Z17]&gt;=0.6; &quot;D-&quot;; &quot;F&quot;))))))))))))" office:value-type="string" office:string-value="A">
            <text:p>A</text:p>
          </table:table-cell>
          <table:table-cell table:style-name="ce17" table:formula="of:=VLOOKUP([.AA17]; [.$AG$2:.$AH$14]; 2; 0)" office:value-type="float" office:value="4">
            <text:p>4</text:p>
          </table:table-cell>
          <table:table-cell table:number-columns-repeated="988"/>
        </table:table-row>
        <table:table-row table:style-name="ro1">
          <table:table-cell office:value-type="string">
            <text:p>Shane Regel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8]; [.$AD$2:.$AE$14]; 2; 0); VLOOKUP([.C18]; [.$AD$2:.$AE$14]; 2; 0); VLOOKUP([.D18]; [.$AD$2:.$AE$14]; 2; 0); VLOOKUP([.E18]; [.$AD$2:.$AE$14]; 2; 0); VLOOKUP([.F18]; [.$AD$2:.$AE$14]; 2; 0); VLOOKUP([.G18];[.$AD$2:.$AE$14]; 2; 0); VLOOKUP([.H18]; [.$AD$2:.$AE$14]; 2; 0); VLOOKUP([.I18]; [.$AD$2:.$AE$14]; 2; 0)))/800*0.3" office:value-type="float" office:value="0.2745">
            <text:p>0.27450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7" table:formula="of:=[.L18]/50*0.15 + [.M18]/50*0.15 + [.N18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8]; [.$AD$2:.$AE$14]; 2; 0); VLOOKUP([.R18]; [.$AD$2:.$AE$14]; 2; 0); [.S18]; [.T18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W18]; [.$AD$2:.$AE$14]; 2; 0)/100*0.15" office:value-type="float" office:value="0.1335">
            <text:p>0.13350</text:p>
          </table:table-cell>
          <table:table-cell/>
          <table:table-cell table:style-name="ce14" table:formula="of:=[.J18] + [.O18] + [.U18] + [.X18]" office:value-type="float" office:value="0.869520599250937">
            <text:p>0.86952</text:p>
          </table:table-cell>
          <table:table-cell table:style-name="ce15" table:formula="of:=IF([.Z18]&gt;=0.9875;&quot;A+&quot;;  IF([.Z18]&gt;=0.94; &quot;A&quot;; IF([.Z18]&gt;=0.9; &quot;A-&quot;; IF([.Z18]&gt;=0.87; &quot;B+&quot;; IF([.Z18]&gt;=0.84;&quot;B&quot;; IF([.Z18]&gt;=0.8; &quot;B-&quot;; IF([.Z18]&gt;=0.77; &quot;C+&quot;; IF([.Z18]&gt;=0.74;&quot;C&quot;; IF([.Z18]&gt;=0.7; &quot;C-&quot;; IF([.Z18]&gt;=0.67; &quot;D+&quot;; IF([.Z18]&gt;=0.64;&quot;D&quot;; IF([.Z18]&gt;=0.6; &quot;D-&quot;; &quot;F&quot;))))))))))))" office:value-type="string" office:string-value="B">
            <text:p>B</text:p>
          </table:table-cell>
          <table:table-cell table:style-name="ce17" table:formula="of:=VLOOKUP([.AA18]; [.$AG$2:.$AH$14]; 2; 0)" office:value-type="float" office:value="3">
            <text:p>3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number-columns-repeated="4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19]; [.$AD$2:.$AE$14]; 2; 0); VLOOKUP([.C19]; [.$AD$2:.$AE$14]; 2; 0); VLOOKUP([.D19]; [.$AD$2:.$AE$14]; 2; 0); VLOOKUP([.E19]; [.$AD$2:.$AE$14]; 2; 0); VLOOKUP([.F19]; [.$AD$2:.$AE$14]; 2; 0); VLOOKUP([.G19];[.$AD$2:.$AE$14]; 2; 0); VLOOKUP([.H19]; [.$AD$2:.$AE$14]; 2; 0); VLOOKUP([.I19]; [.$AD$2:.$AE$14]; 2; 0)))/800*0.3" office:value-type="float" office:value="0.279375">
            <text:p>0.27938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7" table:formula="of:=[.L19]/50*0.15 + [.M19]/50*0.15 + [.N19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19]; [.$AD$2:.$AE$14]; 2; 0); VLOOKUP([.R19]; [.$AD$2:.$AE$14]; 2; 0); [.S19]; [.T19])/(100+100+60+7)*0.05" office:value-type="float" office:value="0.0337078651685393">
            <text:p>0.03371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19]; [.$AD$2:.$AE$14]; 2; 0)/100*0.15" office:value-type="float" office:value="0.144">
            <text:p>0.14400</text:p>
          </table:table-cell>
          <table:table-cell/>
          <table:table-cell table:style-name="ce14" table:formula="of:=[.J19] + [.O19] + [.U19] + [.X19]" office:value-type="float" office:value="0.889082865168539">
            <text:p>0.88908</text:p>
          </table:table-cell>
          <table:table-cell table:style-name="ce15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B+">
            <text:p>B+</text:p>
          </table:table-cell>
          <table:table-cell table:style-name="ce17" table:formula="of:=VLOOKUP([.AA19]; [.$AG$2:.$AH$14]; 2; 0)" office:value-type="float" office:value="3.3">
            <text:p>3.3</text:p>
          </table:table-cell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table:number-columns-repeated="2"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7" table:formula="of:=(SUM(VLOOKUP([.B20]; [.$AD$2:.$AE$14]; 2; 0); VLOOKUP([.C20]; [.$AD$2:.$AE$14]; 2; 0); VLOOKUP([.D20]; [.$AD$2:.$AE$14]; 2; 0); VLOOKUP([.E20]; [.$AD$2:.$AE$14]; 2; 0); VLOOKUP([.F20]; [.$AD$2:.$AE$14]; 2; 0); VLOOKUP([.G20];[.$AD$2:.$AE$14]; 2; 0); VLOOKUP([.H20]; [.$AD$2:.$AE$14]; 2; 0); VLOOKUP([.I20]; [.$AD$2:.$AE$14]; 2; 0)))/800*0.3" office:value-type="float" office:value="0.265875">
            <text:p>0.2658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7" table:formula="of:=[.L20]/50*0.15 + [.M20]/50*0.15 + [.N20]/100*0.2" office:value-type="float" office:value="0.453">
            <text:p>0.45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0]; [.$AD$2:.$AE$14]; 2; 0); VLOOKUP([.R20]; [.$AD$2:.$AE$14]; 2; 0); [.S20]; [.T20])/(100+100+60+7)*0.05" office:value-type="float" office:value="0.047940074906367">
            <text:p>0.04794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20]; [.$AD$2:.$AE$14]; 2; 0)/100*0.15" office:value-type="float" office:value="0.144">
            <text:p>0.14400</text:p>
          </table:table-cell>
          <table:table-cell/>
          <table:table-cell table:style-name="ce14" table:formula="of:=[.J20] + [.O20] + [.U20] + [.X20]" office:value-type="float" office:value="0.910815074906367">
            <text:p>0.91082</text:p>
          </table:table-cell>
          <table:table-cell table:style-name="ce15" table:formula="of:=IF([.Z20]&gt;=0.9875;&quot;A+&quot;;  IF([.Z20]&gt;=0.94; &quot;A&quot;; IF([.Z20]&gt;=0.9; &quot;A-&quot;; IF([.Z20]&gt;=0.87; &quot;B+&quot;; IF([.Z20]&gt;=0.84;&quot;B&quot;; IF([.Z20]&gt;=0.8; &quot;B-&quot;; IF([.Z20]&gt;=0.77; &quot;C+&quot;; IF([.Z20]&gt;=0.74;&quot;C&quot;; IF([.Z20]&gt;=0.7; &quot;C-&quot;; IF([.Z20]&gt;=0.67; &quot;D+&quot;; IF([.Z20]&gt;=0.64;&quot;D&quot;; IF([.Z20]&gt;=0.6; &quot;D-&quot;; &quot;F&quot;))))))))))))" office:value-type="string" office:string-value="A-">
            <text:p>A-</text:p>
          </table:table-cell>
          <table:table-cell table:style-name="ce17" table:formula="of:=VLOOKUP([.AA20]; [.$AG$2:.$AH$14]; 2; 0)" office:value-type="float" office:value="3.7">
            <text:p>3.7</text:p>
          </table:table-cell>
          <table:table-cell table:number-columns-repeated="988"/>
        </table:table-row>
        <table:table-row table:style-name="ro1">
          <table:table-cell office:value-type="string">
            <text:p>Eric Weyant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style-name="ce7" table:formula="of:=(SUM(VLOOKUP([.B21]; [.$AD$2:.$AE$14]; 2; 0); VLOOKUP([.C21]; [.$AD$2:.$AE$14]; 2; 0); VLOOKUP([.D21]; [.$AD$2:.$AE$14]; 2; 0); VLOOKUP([.E21]; [.$AD$2:.$AE$14]; 2; 0); VLOOKUP([.F21]; [.$AD$2:.$AE$14]; 2; 0); VLOOKUP([.G21];[.$AD$2:.$AE$14]; 2; 0); VLOOKUP([.H21]; [.$AD$2:.$AE$14]; 2; 0); VLOOKUP([.I21]; [.$AD$2:.$AE$14]; 2; 0)))/800*0.3" office:value-type="float" office:value="0.28425">
            <text:p>0.28425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7" table:formula="of:=[.L21]/50*0.15 + [.M21]/50*0.15 + [.N21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1]; [.$AD$2:.$AE$14]; 2; 0); VLOOKUP([.R21]; [.$AD$2:.$AE$14]; 2; 0); [.S21]; [.T21])/(100+100+60+7)*0.05" office:value-type="float" office:value="0.0473782771535581">
            <text:p>0.04738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W21]; [.$AD$2:.$AE$14]; 2; 0)/100*0.15" office:value-type="float" office:value="0.144">
            <text:p>0.14400</text:p>
          </table:table-cell>
          <table:table-cell/>
          <table:table-cell table:style-name="ce14" table:formula="of:=[.J21] + [.O21] + [.U21] + [.X21]" office:value-type="float" office:value="0.933628277153558">
            <text:p>0.93363</text:p>
          </table:table-cell>
          <table:table-cell table:style-name="ce15" table:formula="of:=IF([.Z21]&gt;=0.9875;&quot;A+&quot;;  IF([.Z21]&gt;=0.94; &quot;A&quot;; IF([.Z21]&gt;=0.9; &quot;A-&quot;; IF([.Z21]&gt;=0.87; &quot;B+&quot;; IF([.Z21]&gt;=0.84;&quot;B&quot;; IF([.Z21]&gt;=0.8; &quot;B-&quot;; IF([.Z21]&gt;=0.77; &quot;C+&quot;; IF([.Z21]&gt;=0.74;&quot;C&quot;; IF([.Z21]&gt;=0.7; &quot;C-&quot;; IF([.Z21]&gt;=0.67; &quot;D+&quot;; IF([.Z21]&gt;=0.64;&quot;D&quot;; IF([.Z21]&gt;=0.6; &quot;D-&quot;; &quot;F&quot;))))))))))))" office:value-type="string" office:string-value="A-">
            <text:p>A-</text:p>
          </table:table-cell>
          <table:table-cell table:style-name="ce17" table:formula="of:=VLOOKUP([.AA21]; [.$AG$2:.$AH$14]; 2; 0)" office:value-type="float" office:value="3.7">
            <text:p>3.7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Z2:.Z18])" office:value-type="float" office:value="0.858426745979291">
            <text:p>0.858426746</text:p>
          </table:table-cell>
          <table:table-cell table:style-name="ce12"/>
          <table:table-cell table:style-name="ce15" table:formula="of:=AVERAGE([.AB2:.AB18])" office:value-type="float" office:value="3.02352941176471">
            <text:p>3.0235294118</text:p>
          </table:table-cell>
          <table:table-cell table:number-columns-repeated="988"/>
        </table:table-row>
        <table:table-row table:style-name="ro2" table:number-rows-repeated="5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2">
          <table:table-cell table:number-columns-repeated="9"/>
          <table:table-cell table:style-name="ce8"/>
          <table:table-cell table:number-columns-repeated="1006"/>
        </table:table-row>
        <table:table-row table:style-name="ro2" table:number-rows-repeated="1048547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16:47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12-19T18:01:22</dc:date>
    <dc:creator>Gregory Kapfhammer</dc:creator>
    <meta:editing-duration>P5DT22H14M23S</meta:editing-duration>
    <meta:editing-cycles>195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64" meta:object-count="0"/>
  </office:meta>
</office:document-meta>
</file>